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ingle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17]*[.F17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18]*[.F18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19]*[.F19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0]*[.F20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1]*[.F21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2]*[.F2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26]*[.F26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2">
          <table:table-cell table:number-columns-repeated="6"/>
          <table:table-cell table:formula="of:=[.E27]*[.F2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7])" office:value-type="currency" office:currency="USD" office:value="342.05" calcext:value-type="currency">
            <text:p>$342.05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4:32:09.848516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15:30:43.421118274</dc:date>
    <meta:editing-duration>P1DT13H58M18S</meta:editing-duration>
    <meta:editing-cycles>133</meta:editing-cycles>
    <meta:generator>LibreOffice/6.4.6.2$Linux_X86_64 LibreOffice_project/40$Build-2</meta:generator>
    <meta:document-statistic meta:table-count="1" meta:cell-count="193" meta:object-count="0"/>
  </office:meta>
</office:document-meta>
</file>